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8b9a" officeooo:paragraph-rsid="00038b9a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officeooo:rsid="00038b9a" officeooo:paragraph-rsid="00038b9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officeooo:rsid="00038b9a" officeooo:paragraph-rsid="00038b9a" style:font-size-asian="12pt" style:font-size-complex="12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3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font-size="14pt" fo:letter-spacing="normal" fo:font-style="normal" fo:font-weight="normal"/>
    </style:style>
    <style:style style:name="T7" style:family="text">
      <style:text-properties fo:font-variant="normal" fo:text-transform="none" fo:color="#000000" fo:font-size="9.75pt" fo:letter-spacing="normal" fo:font-style="normal" fo:font-weight="bold"/>
    </style:style>
    <style:style style:name="T8" style:family="text">
      <style:text-properties fo:font-variant="normal" fo:text-transform="none" fo:color="#000000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9.75pt" fo:letter-spacing="normal" fo:font-style="normal" fo:font-weight="bold"/>
    </style:style>
    <style:style style:name="T10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letter-spacing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bold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041849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041849" style:text-blinking="false" fo:background-color="#ffffff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style:text-line-through-style="none" style:font-name="Times New Roman" fo:font-size="12pt" fo:letter-spacing="normal" fo:font-style="italic" style:text-underline-style="none" fo:font-weight="normal" style:text-blinking="false" fo:background-color="#ffffff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000000" style:text-line-through-style="none" style:font-name="Times New Roman" fo:font-size="12pt" fo:letter-spacing="normal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24" style:family="text">
      <style:text-properties fo:font-variant="normal" fo:text-transform="none" fo:color="#0b0080" style:text-line-through-style="none" fo:font-size="9.75pt" fo:letter-spacing="normal" fo:font-style="normal" style:text-underline-style="none" fo:font-weight="normal" style:text-blinking="false" fo:background-color="#ffffff"/>
    </style:style>
    <style:style style:name="T25" style:family="text">
      <style:text-properties fo:font-variant="normal" fo:text-transform="none" fo:color="#0b0080" style:text-line-through-style="none" style:font-name="Times New Roman" fo:font-size="9.75pt" fo:letter-spacing="normal" fo:font-style="normal" style:text-underline-style="none" fo:font-weight="normal" style:text-blinking="false" fo:background-color="#ffffff"/>
    </style:style>
    <style:style style:name="T26" style:family="text">
      <style:text-properties fo:font-variant="normal" fo:text-transform="none" fo:color="#0b0080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27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officeooo:rsid="00041849" style:font-size-asian="12pt" style:font-size-complex="12pt"/>
    </style:style>
    <style:style style:name="T32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33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34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officeooo:rsid="00041849" style:text-blinking="false" fo:background-color="#ffffff" style:font-size-asian="12pt" style:font-size-complex="12pt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fo:color="#000000"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bernate</text:p>
      <text:p text:style-name="P3"/>
      <text:p text:style-name="P3">1/</text:p>
      <text:p text:style-name="P3"/>
      <text:p text:style-name="P3"><text:span text:style-name="T28">Apache est le serveur le plus répandu sur Internet</text:span> .</text:p>
      <text:p text:style-name="P3">Hibernate Annotations est le moyen pour fournir les métadonnées de l'objet et de la cartographie de la table relationnelle.</text:p>
      <text:p text:style-name="P3">Hibernate est un outil Objet / Relationnel Mapping.</text:p>
      <text:p text:style-name="P1"><text:span text:style-name="T14">Hibernate </text:span><text:span text:style-name="T15">est un </text:span><text:span text:style-name="T16">framwork</text:span><text:span text:style-name="T18"> </text:span><text:a xlink:type="simple" xlink:href="http://fr.wikipedia.org/wiki/Open_Source"><text:span text:style-name="T20">open</text:span></text:a><text:a xlink:type="simple" xlink:href="http://fr.wikipedia.org/wiki/Open_Source"><text:span text:style-name="T18"> source</text:span></text:a><text:span text:style-name="T18"> </text:span><text:span text:style-name="T15">gérant la </text:span><text:a xlink:type="simple" xlink:href="http://fr.wikipedia.org/wiki/Persistance_(informatique)"><text:span text:style-name="T20">persistance</text:span></text:a><text:span text:style-name="T18"> </text:span><text:span text:style-name="T15">des </text:span><text:a xlink:type="simple" xlink:href="http://fr.wikipedia.org/wiki/Programmation_orientée_objet"><text:span text:style-name="T18">objet</text:span></text:a><text:span text:style-name="T19">s</text:span><text:span text:style-name="T18"> </text:span><text:span text:style-name="T15">e</text:span><text:span text:style-name="T16">n </text:span><text:a xlink:type="simple" xlink:href="http://fr.wikipedia.org/wiki/Base_de_données_relationnelle"><text:span text:style-name="T18">base de données relationnelle</text:span></text:a><text:span text:style-name="T15">.</text:span><text:span text:style-name="T3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2:03:32.008000000</meta:creation-date>
    <dc:date>2014-01-24T12:26:16.202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6" meta:word-count="55" meta:character-count="342" meta:non-whitespace-character-count="292"/>
  </office:meta>
</office:document-meta>
</file>